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66in" style:rel-column-width="3120*"/>
    </style:style>
    <style:style style:name="Table1.B" style:family="table-column">
      <style:table-column-properties style:column-width="4.759in" style:rel-column-width="685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0dc3a4" officeooo:paragraph-rsid="000dc3a4" style:font-name-asian="Noto Sans CJK SC" style:font-size-asian="18pt" style:font-weight-asian="bold" style:font-name-complex="Liberation Sans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0be44e" officeooo:paragraph-rsid="000be44e" style:font-name-asian="Noto Sans CJK SC" style:font-size-asian="18pt" style:font-weight-asian="bold" style:font-name-complex="Liberation Sans" style:font-size-complex="18pt" style:font-weight-complex="bold"/>
    </style:style>
    <style:style style:name="P4" style:family="paragraph" style:parent-style-name="Table_20_Contents">
      <style:text-properties style:font-name="Liberation Sans" fo:font-size="18pt" officeooo:rsid="000be44e" officeooo:paragraph-rsid="000be44e" style:font-name-asian="Noto Sans CJK SC" style:font-size-asian="18pt" style:font-name-complex="Liberation Sans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atrix</text:p>
          </table:table-cell>
          <table:table-cell table:style-name="Table1.B1" office:value-type="string">
            <text:p text:style-name="P3">{{matrix0:col:dname}}</text:p>
          </table:table-cell>
        </table:table-row>
        <table:table-row>
          <table:table-cell table:style-name="Table1.A2" office:value-type="string">
            <text:p text:style-name="P4">{{matrix0:row:job}}</text:p>
          </table:table-cell>
          <table:table-cell table:style-name="Table1.B2" office:value-type="string">
            <text:p text:style-name="P4">{{matrix0:data:names}}</text:p>
          </table:table-cell>
        </table:table-row>
      </table:table>
      <text:h text:style-name="Titre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</style:style>
    <style:style style:name="MT1" style:family="text">
      <style:text-properties officeooo:rsid="00061975"/>
    </style:style>
    <style:style style:name="MT2" style:family="text">
      <style:text-properties officeooo:rsid="0009a2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emplate Sample <text:span text:style-name="MT1">#</text:span><text:span text:style-name="MT2">2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hachemi.z</meta:initial-creator>
    <meta:creation-date>2024-12-28T10:00:00Z</meta:creation-date>
    <dc:date>2025-01-24T23:24:35.907849223</dc:date>
    <meta:editing-cycles>21</meta:editing-cycles>
    <meta:editing-duration>PT21M15S</meta:editing-duration>
    <meta:document-statistic meta:table-count="1" meta:image-count="0" meta:object-count="0" meta:page-count="1" meta:paragraph-count="5" meta:word-count="8" meta:character-count="91" meta:non-whitespace-character-count="87"/>
    <meta:user-defined meta:name="AppVersion">15.0000</meta:user-defined>
    <meta:template xlink:type="simple" xlink:actuate="onRequest" xlink:title="" xlink:href="../../../../templates/emp.odt/Normal.dotm"/>
  </office:meta>
</office:document-meta>
</file>